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fb8db" style:font-weight-asian="bold" style:font-weight-complex="bold"/>
    </style:style>
    <style:style style:name="P3" style:family="paragraph" style:parent-style-name="Standard">
      <style:text-properties fo:font-weight="normal" officeooo:paragraph-rsid="001fb8db" style:font-weight-asian="normal" style:font-weight-complex="normal"/>
    </style:style>
    <style:style style:name="P4" style:family="paragraph" style:parent-style-name="Standard">
      <style:text-properties fo:font-weight="normal" officeooo:paragraph-rsid="0028a91b" style:font-weight-asian="normal" style:font-weight-complex="normal"/>
    </style:style>
    <style:style style:name="P5" style:family="paragraph" style:parent-style-name="Standard">
      <style:text-properties officeooo:paragraph-rsid="0028a644"/>
    </style:style>
    <style:style style:name="P6" style:family="paragraph" style:parent-style-name="Standard">
      <style:text-properties officeooo:paragraph-rsid="002ac922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ac922" officeooo:paragraph-rsid="002ac922" style:font-weight-asian="bold" style:font-weight-complex="bold"/>
    </style:style>
    <style:style style:name="P8" style:family="paragraph" style:parent-style-name="Standard" style:list-style-name="L1">
      <style:text-properties fo:font-weight="normal" officeooo:paragraph-rsid="001fb8db" style:font-weight-asian="normal" style:font-weight-complex="normal"/>
    </style:style>
    <style:style style:name="P9" style:family="paragraph" style:parent-style-name="Standard">
      <style:text-properties officeooo:paragraph-rsid="0028a644"/>
    </style:style>
    <style:style style:name="T1" style:family="text">
      <style:text-properties fo:font-weight="normal" officeooo:rsid="0028a644" style:font-weight-asian="normal" style:font-weight-complex="normal"/>
    </style:style>
    <style:style style:name="T2" style:family="text">
      <style:text-properties fo:font-weight="normal" officeooo:rsid="0028a91b" style:font-weight-asian="normal" style:font-weight-complex="normal"/>
    </style:style>
    <style:style style:name="T3" style:family="text">
      <style:text-properties fo:font-weight="normal" officeooo:rsid="002ac922" style:font-weight-asian="normal" style:font-weight-complex="normal"/>
    </style:style>
    <style:style style:name="T4" style:family="text">
      <style:text-properties fo:font-weight="normal" officeooo:rsid="002df1ed" style:font-weight-asian="normal" style:font-weight-complex="normal"/>
    </style:style>
    <style:style style:name="T5" style:family="text">
      <style:text-properties officeooo:rsid="002df1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yptography and Network security</text:p>
      <text:p text:style-name="P2"/>
      <text:p text:style-name="P2">Properties of secure communication</text:p>
      <text:list xml:id="list8783811786445245764" text:style-name="L1">
        <text:list-item>
          <text:p text:style-name="P8">Confidentiality</text:p>
        </text:list-item>
        <text:list-item>
          <text:p text:style-name="P8">Authentication</text:p>
        </text:list-item>
        <text:list-item>
          <text:p text:style-name="P8">Message integrity</text:p>
        </text:list-item>
        <text:list-item>
          <text:p text:style-name="P8">Non-repudiation</text:p>
        </text:list-item>
        <text:list-item>
          <text:p text:style-name="P8">Availability and access control</text:p>
        </text:list-item>
      </text:list>
      <text:p text:style-name="P3"/>
      <text:p text:style-name="P4"><text:a xlink:type="simple" xlink:href="../Symmetric%20Key%20Cryptography.odt"><text:span text:style-name="Strong_20_Emphasis"><text:span text:style-name="T2">Symmetric key cryptography</text:span></text:span></text:a></text:p>
      <text:p text:style-name="P5"><text:a xlink:type="simple" xlink:href="../Asymmetric%20Key%20Cryptography.odt"><text:span text:style-name="Strong_20_Emphasis"><text:span text:style-name="T1">Asymmetric key cryptography</text:span></text:span></text:a></text:p>
      <text:p text:style-name="P5"><text:a xlink:type="simple" xlink:href="../Digital%20Signatures.odt"><text:span text:style-name="Strong_20_Emphasis"><text:span text:style-name="T1">Digital signatures</text:span></text:span></text:a></text:p>
      <text:p text:style-name="P5"><text:a xlink:type="simple" xlink:href="../Message%20Digests.odt"><text:span text:style-name="Strong_20_Emphasis"><text:span text:style-name="T1">Message digests</text:span></text:span></text:a></text:p>
      <text:p text:style-name="P6"><text:a xlink:type="simple" xlink:href="../Firewalls.odt"><text:span text:style-name="Strong_20_Emphasis"><text:span text:style-name="T3">Firewall</text:span></text:span></text:a><text:a xlink:type="simple" xlink:href="../Firewalls.odt"><text:span text:style-name="Strong_20_Emphasis"><text:span text:style-name="T5">s</text:span>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3-18T11:18:37.03</dc:date>
    <meta:editing-duration>PT1H20M54S</meta:editing-duration>
    <meta:editing-cycles>20</meta:editing-cycles>
    <meta:document-statistic meta:table-count="0" meta:image-count="0" meta:object-count="0" meta:page-count="1" meta:paragraph-count="12" meta:word-count="33" meta:character-count="259" meta:non-whitespace-character-count="243"/>
  </office:meta>
</office:document-meta>
</file>